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da2" officeooo:paragraph-rsid="00154da2"/>
    </style:style>
    <style:style style:name="P2" style:family="paragraph" style:parent-style-name="Standard">
      <style:paragraph-properties fo:text-align="center" style:justify-single-word="false"/>
      <style:text-properties officeooo:rsid="00154da2" officeooo:paragraph-rsid="00154d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154da2"/>
    </style:style>
    <style:style style:name="P5" style:family="paragraph" style:parent-style-name="Standard">
      <style:text-properties officeooo:rsid="0015d6a6" officeooo:paragraph-rsid="0015d6a6"/>
    </style:style>
    <style:style style:name="P6" style:family="paragraph" style:parent-style-name="Standard">
      <style:text-properties officeooo:paragraph-rsid="0015d6a6"/>
    </style:style>
    <style:style style:name="P7" style:family="paragraph" style:parent-style-name="Standard">
      <style:text-properties officeooo:rsid="0016a3f8" officeooo:paragraph-rsid="0016a3f8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officeooo:rsid="00154da2" officeooo:paragraph-rsid="00154da2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c9211e" loext:opacity="100%" officeooo:rsid="0015d6a6" officeooo:paragraph-rsid="0015d6a6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6a3f8" officeooo:paragraph-rsid="0016a3f8" style:font-weight-asian="bold" style:font-weight-complex="bold"/>
    </style:style>
    <style:style style:name="T1" style:family="text">
      <style:text-properties officeooo:rsid="00154da2"/>
    </style:style>
    <style:style style:name="T2" style:family="text">
      <style:text-properties officeooo:rsid="0015d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<text:span text:style-name="T1">YUNTAMIENTO DE MAHÓN</text:span></text:p>
      <text:p text:style-name="P3"/>
      <text:p text:style-name="P9">SEGUNDA CONVOCATORIA PREINSCRIPCIONES PARA EL 2024-25.</text:p>
      <text:p text:style-name="P2"/>
      <text:p text:style-name="P1"/>
      <text:p text:style-name="P1">Se hace público que se abre el plazo de preinscripción para el curso 2024-2025 de las escuelas Municipales de Mahón.</text:p>
      <text:p text:style-name="P1"/>
      <text:p text:style-name="P1"/>
      <text:p text:style-name="P4"><text:span text:style-name="T1"><text:tab/>-De forma telemática: </text:span><text:span text:style-name="T2">Del 25 de Octubre al 3 de Noviembre de 2024. Mediante <text:tab/><text:tab/> <text:tab/> <text:s/></text:span><text:a xlink:type="simple" xlink:href="http://www.carpetaciutadana.org/" text:style-name="Internet_20_link" text:visited-style-name="Visited_20_Internet_20_Link">www.carpetaciutadana.org</text:a>.</text:p>
      <text:p text:style-name="P4"/>
      <text:p text:style-name="P4"><text:tab/>-<text:span text:style-name="T2">De forma presencial (cita previa): Los días 29 y 30 de Octubre, en la oficina de la escuela, <text:tab/> <text:s/>en el Claustro del Carme.</text:span></text:p>
      <text:p text:style-name="P4"/>
      <text:p text:style-name="P4"/>
      <text:p text:style-name="P5"/>
      <text:p text:style-name="P5"/>
      <text:p text:style-name="P10">*Cita previa: </text:p>
      <text:p text:style-name="P6"><text:span text:style-name="T2">Se podrá solicitar cita previa a partir del 21 de Octubre de 2024, mediante </text:span><text:a xlink:type="simple" xlink:href="https://www.carpetaciutadana.org/Mao/Login/Login.aspx?URL=https://www.carpetaciutadana.org/mao/solicituds/iniciartramit.aspx¿TIPO=CITA" text:style-name="Internet_20_link" text:visited-style-name="Visited_20_Internet_20_Link"><text:span text:style-name="T2">www.carpetaciutadana.org</text:span></text:a><text:span text:style-name="T2"> <text:s/>o contactando al número de teléfono </text:span>971 36 20 21.</text:p>
      <text:p text:style-name="P6"/>
      <text:p text:style-name="P6"/>
      <text:p text:style-name="P6"/>
      <text:p text:style-name="P11">Informació<text:span text:style-name="T2">n:</text:span></text:p>
      <text:p text:style-name="Standard"><text:span text:style-name="T2">-Ubicación: Claustro del Carme, 5. 1er piso.</text:span></text:p>
      <text:p text:style-name="Standard">-<text:span text:style-name="T2">Código postal: 07701 – Mahón (Menorca)</text:span></text:p>
      <text:p text:style-name="Standard">-Tel. 971 36 20 21</text:p>
      <text:p text:style-name="Standard">-Correo electrónico: <text:a xlink:type="simple" xlink:href="mailto:escoles_municipals@ajmao.org" text:style-name="Internet_20_link" text:visited-style-name="Visited_20_Internet_20_Link">escoles_municipals@ajmao.org</text:a> </text:p>
      <text:p text:style-name="Standard"/>
      <text:p text:style-name="Standard"/>
      <text:p text:style-name="Standard"/>
      <text:p text:style-name="P12">Fechas importantes: </text:p>
      <text:p text:style-name="P7">El curso comienza el 1 de Octubre de 2024 y finaliza el 30 de Mayo de 2025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1:18:57.655098714</meta:creation-date>
    <dc:date>2024-11-15T11:59:42.006618556</dc:date>
    <meta:editing-duration>PT12M47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14" meta:word-count="134" meta:character-count="844" meta:non-whitespace-character-count="708"/>
  </office:meta>
</office:document-meta>
</file>